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59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6.71mm"/>
    </style:style>
    <style:style style:name="co6" style:family="table-column">
      <style:table-column-properties fo:break-before="auto" style:column-width="68.35mm"/>
    </style:style>
    <style:style style:name="co7" style:family="table-column">
      <style:table-column-properties fo:break-before="auto" style:column-width="79.52mm"/>
    </style:style>
    <style:style style:name="co8" style:family="table-column">
      <style:table-column-properties fo:break-before="auto" style:column-width="83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</style:style>
    <style:style style:name="T1" style:family="text">
      <style:text-properties fo:color="#000000" style:font-name="Ubuntu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AU" style:language-asian="zh" style:country-asian="CN" style:language-complex="hi" style:country-complex="IN" style:font-name-asian="Ubuntu" style:font-name-complex="Ubunt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TC #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float" office:value="1.1" calcext:value-type="float" table:number-columns-spanned="1" table:number-rows-spanned="18">
            <text:p>1.1</text:p>
          </table:table-cell>
          <table:table-cell office:value-type="string" calcext:value-type="string" table:number-columns-spanned="1" table:number-rows-spanned="18">
            <text:p>Speech recognition</text:p>
          </table:table-cell>
          <table:table-cell office:value-type="string" calcext:value-type="string" table:number-columns-spanned="1" table:number-rows-spanned="18">
            <text:p>Given: When speech rec is on</text:p>
            <text:p>When: We say “Faces”/”Cards”</text:p>
            <text:p>Then: The robot will choose a mode</text:p>
            <text:p/>
            <text:p><text:span text:style-name="T1">The aim of this test is to gauge whether or not the robot can recognise the words “faces” and “cards”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 the behaviour through the robot</text:p>
          </table:table-cell>
          <table:table-cell office:value-type="string" calcext:value-type="string">
            <text:p>The behaviour should play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sk the robot to play “cards” with speech</text:p>
          </table:table-cell>
          <table:table-cell office:value-type="string" calcext:value-type="string">
            <text:p>The Robot should recognise the word “Cards” and play the behaviour for “cards”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 table:number-columns-spanned="1" table:number-rows-spanned="16">
            <text:p>3</text:p>
          </table:table-cell>
          <table:table-cell office:value-type="string" calcext:value-type="string" table:number-columns-spanned="1" table:number-rows-spanned="16">
            <text:p>Ask the Robot to play “Faces” with speech</text:p>
          </table:table-cell>
          <table:table-cell office:value-type="string" calcext:value-type="string" table:number-columns-spanned="1" table:number-rows-spanned="16">
            <text:p>The robot should recognise the word “Faces” and play the behaviour for “Faces”</text:p>
          </table:table-cell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2" calcext:value-type="float" table:number-columns-spanned="1" table:number-rows-spanned="18">
            <text:p>1.2</text:p>
          </table:table-cell>
          <table:table-cell office:value-type="string" calcext:value-type="string" table:number-columns-spanned="1" table:number-rows-spanned="18">
            <text:p>Random selection and conversion into NAO codes</text:p>
          </table:table-cell>
          <table:table-cell office:value-type="string" calcext:value-type="string" table:number-columns-spanned="1" table:number-rows-spanned="18">
            <text:p>Given: The robot recognises the word “Cards” And looks at a fixed position</text:p>
            <text:p>When: “Cards” has been said.</text:p>
            <text:p>Then:The robot asks to see one of 7 cards it chooses at random</text:p>
            <text:p/>
            <text:p>The aim of this test is to gauge whether or not the robot selects a randomised integer between 1 and 7 and converts it into a NAO code</text:p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 table:number-columns-spanned="1" table:number-rows-spanned="18">
            <text:p>Show the robot a NAO mark</text:p>
          </table:table-cell>
          <table:table-cell office:value-type="string" calcext:value-type="string" table:number-columns-spanned="1" table:number-rows-spanned="18">
            <text:p>The robot should look at a fixed position. I should then recognise the mark and run through the appropriate behaviour depending on if mark is correct or incorrect.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2">
          <table:table-cell office:value-type="float" office:value="1.3" calcext:value-type="float" table:number-columns-spanned="1" table:number-rows-spanned="18">
            <text:p>1.3</text:p>
          </table:table-cell>
          <table:table-cell office:value-type="string" calcext:value-type="string" table:number-columns-spanned="1" table:number-rows-spanned="18">
            <text:p>“Incorrect” counters</text:p>
          </table:table-cell>
          <table:table-cell office:value-type="string" calcext:value-type="string" table:number-columns-spanned="1" table:number-rows-spanned="18">
            <text:p>Given: The Robot has recognised a Nao mark</text:p>
            <text:p>When: The Nao mark shown is incorrect</text:p>
            <text:p>Then: The robot should give two more attempts to find the right one.</text:p>
            <text:p/>
            <text:p>The aim of this test is to gauge whether the counter for the “incorrect” response has been hooked up correctly or if there are delays requi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it for the robot to finish its movement</text:p>
          </table:table-cell>
          <table:table-cell office:value-type="string" calcext:value-type="string">
            <text:p>The robot should finish its movement and ask you to try again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3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how the robot the same mark</text:p>
          </table:table-cell>
          <table:table-cell office:value-type="string" calcext:value-type="string">
            <text:p>The robot should still recognise this mark as incorrect and play through the “incorrect” routine</text:p>
          </table:table-cell>
          <table:covered-table-cell table:number-columns-repeated="3"/>
        </table:table-row>
        <table:table-row table:style-name="ro2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ait for the robot to finish its movement</text:p>
          </table:table-cell>
          <table:table-cell office:value-type="string" calcext:value-type="string">
            <text:p>The Robot should successfully play through the “incorrect” routine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4" calcext:value-type="float" table:number-columns-spanned="1" table:number-rows-spanned="15">
            <text:p>4</text:p>
          </table:table-cell>
          <table:table-cell office:value-type="string" calcext:value-type="string" table:number-columns-spanned="1" table:number-rows-spanned="15">
            <text:p>Show the robot the same mark again</text:p>
          </table:table-cell>
          <table:table-cell office:value-type="string" calcext:value-type="string" table:number-columns-spanned="1" table:number-rows-spanned="15">
            <text:p>The robot should recognise the mark as incorrect again and then play through the “Incorrect” routine before asking for a different NAO card.</text:p>
          </table:table-cell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2">
          <table:table-cell office:value-type="float" office:value="1.4" calcext:value-type="float" table:number-columns-spanned="1" table:number-rows-spanned="18">
            <text:p>1.4</text:p>
          </table:table-cell>
          <table:table-cell office:value-type="string" calcext:value-type="string" table:number-columns-spanned="1" table:number-rows-spanned="18">
            <text:p>Turn Counters</text:p>
          </table:table-cell>
          <table:table-cell office:value-type="string" calcext:value-type="string" table:number-columns-spanned="1" table:number-rows-spanned="18">
            <text:p>Given:The robot has recognised a NAO mark</text:p>
            <text:p>When: The NAO mark given is CORRECT</text:p>
            <text:p>Then: The robot should complete the correct routine before asking for a different card</text:p>
            <text:p/>
            <text:p>The aim of this test is to gauge whether the turn counters are hooked up correctly. The counter is programmed for ten turn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w the CORRECT card</text:p>
          </table:table-cell>
          <table:table-cell office:value-type="string" calcext:value-type="string">
            <text:p>The robot should recognise the card as correct.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3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it for the robot to finish its movement</text:p>
          </table:table-cell>
          <table:table-cell office:value-type="string" calcext:value-type="string">
            <text:p>The robot should say “Well done!” while dancing and then ask for a different card once the “Correct” routine is complete.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 table:number-columns-spanned="1" table:number-rows-spanned="16">
            <text:p>3</text:p>
          </table:table-cell>
          <table:table-cell office:value-type="string" calcext:value-type="string" table:number-columns-spanned="1" table:number-rows-spanned="16">
            <text:p>Repeat these steps until the counter finishes counting down</text:p>
          </table:table-cell>
          <table:table-cell office:value-type="string" calcext:value-type="string" table:number-columns-spanned="1" table:number-rows-spanned="16">
            <text:p>The robot should say “Well done!” while dancing and then ask for a different card once the “Correct” routine is complete.</text:p>
          </table:table-cell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5" calcext:value-type="float" table:number-columns-spanned="1" table:number-rows-spanned="18">
            <text:p>1.5</text:p>
          </table:table-cell>
          <table:table-cell office:value-type="string" calcext:value-type="string" table:number-columns-spanned="1" table:number-rows-spanned="18">
            <text:p>Sspeech Recognition 2</text:p>
          </table:table-cell>
          <table:table-cell office:value-type="string" calcext:value-type="string" table:number-columns-spanned="1" table:number-rows-spanned="18">
            <text:p>Given: Speech recognition is ON</text:p>
            <text:p>When: The robot has recognised the word “Faces”</text:p>
            <text:p>Then: The robot should ask you for a random face</text:p>
            <text:p/>
            <text:p><text:span text:style-name="T1">The objective of this test is to gauge if the word “Faces” is recognised by the bot and the “Faces” Ui opens on the computer</text:span></text:p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 table:number-columns-spanned="1" table:number-rows-spanned="18">
            <text:p>Say the word “Faces”</text:p>
          </table:table-cell>
          <table:table-cell office:value-type="string" calcext:value-type="string" table:number-columns-spanned="1" table:number-rows-spanned="18">
            <text:p>The robot should recognise the word “Faces” and automatically open the UI menu for “Faces” while asking the child to show a randomly generated facial expression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6" calcext:value-type="float" table:number-columns-spanned="1" table:number-rows-spanned="18">
            <text:p>1.6</text:p>
          </table:table-cell>
          <table:table-cell office:value-type="string" calcext:value-type="string" table:number-columns-spanned="1" table:number-rows-spanned="18">
            <text:p>“Correct” button integration</text:p>
          </table:table-cell>
          <table:table-cell office:value-type="string" calcext:value-type="string" table:number-columns-spanned="1" table:number-rows-spanned="18">
            <text:p>Given: The robot is in “Faces” mode</text:p>
            <text:p>When: The user clicks the “Correct” button on the UI menu</text:p>
            <text:p>Then: The robot should play the appropriate behaviours for the “Correct” button</text:p>
            <text:p/>
            <text:p>The objective of this test is to gauge whether or not the “Correct” button works</text:p>
            <text:p/>
            <text:p/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 table:number-columns-spanned="1" table:number-rows-spanned="18">
            <text:p>Press the “Correct” button on the User Interface</text:p>
          </table:table-cell>
          <table:table-cell office:value-type="string" calcext:value-type="string" table:number-columns-spanned="1" table:number-rows-spanned="18">
            <text:p>The robot should play out the same “correct” behaviour as it did for “cards” mode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7" calcext:value-type="float" table:number-columns-spanned="1" table:number-rows-spanned="18">
            <text:p>1.7</text:p>
          </table:table-cell>
          <table:table-cell office:value-type="string" calcext:value-type="string" table:number-columns-spanned="1" table:number-rows-spanned="18">
            <text:p>“Incorrect” button integration</text:p>
          </table:table-cell>
          <table:table-cell office:value-type="string" calcext:value-type="string" table:number-columns-spanned="1" table:number-rows-spanned="18">
            <text:p>Given: The robot is in “Faces” mode</text:p>
            <text:p>When: The user clicks the “Incorrect” button on the User Interface</text:p>
            <text:p>Then: The robot should begin to play the appropriate behaviours for the “Incorrect” button</text:p>
            <text:p/>
            <text:p/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 table:number-columns-spanned="1" table:number-rows-spanned="18">
            <text:p>Click the “Incorrect” button on the User Interface</text:p>
          </table:table-cell>
          <table:table-cell office:value-type="string" calcext:value-type="string" table:number-columns-spanned="1" table:number-rows-spanned="18">
            <text:p>The robot should begin to run through the same “Incorrect” behaviour as it did on cards mode.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8" calcext:value-type="float" table:number-columns-spanned="1" table:number-rows-spanned="18">
            <text:p>1.8</text:p>
          </table:table-cell>
          <table:table-cell office:value-type="string" calcext:value-type="string" table:number-columns-spanned="1" table:number-rows-spanned="18">
            <text:p>“Stop” button integration</text:p>
          </table:table-cell>
          <table:table-cell office:value-type="string" calcext:value-type="string" table:number-columns-spanned="1" table:number-rows-spanned="18">
            <text:p>Given: “Faces” mode is running</text:p>
            <text:p>When: The user clicks the “stop” button</text:p>
            <text:p>Then: The game ends</text:p>
            <text:p/>
            <text:p/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 table:number-columns-spanned="1" table:number-rows-spanned="18">
            <text:p>Click the “stop” button on the User interface</text:p>
          </table:table-cell>
          <table:table-cell office:value-type="string" calcext:value-type="string" table:number-columns-spanned="1" table:number-rows-spanned="18">
            <text:p>The robot should stop the game and go into idle mode.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9" calcext:value-type="float" table:number-columns-spanned="1" table:number-rows-spanned="18">
            <text:p>1.9</text:p>
          </table:table-cell>
          <table:table-cell office:value-type="string" calcext:value-type="string" table:number-columns-spanned="1" table:number-rows-spanned="18">
            <text:p>Invalid nao mark</text:p>
          </table:table-cell>
          <table:table-cell office:value-type="string" calcext:value-type="string" table:number-columns-spanned="1" table:number-rows-spanned="18">
            <text:p>Given: The nao scanner is in use</text:p>
            <text:p>When: The Robot is shown an incompatible nao mark</text:p>
            <text:p>Then: The robot tells the user it cannot recognise the card</text:p>
            <text:p/>
            <text:p/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 table:number-columns-spanned="1" table:number-rows-spanned="18">
            <text:p>Show the robot an INCOMPATIBLE NAO card</text:p>
          </table:table-cell>
          <table:table-cell office:value-type="string" calcext:value-type="string" table:number-columns-spanned="1" table:number-rows-spanned="18">
            <text:p>The robot should tell the user the card is incompatible.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table:style-name="ce4" office:value-type="string" calcext:value-type="string" table:number-columns-spanned="1" table:number-rows-spanned="18">
            <text:p>1.1.0</text:p>
          </table:table-cell>
          <table:table-cell office:value-type="string" calcext:value-type="string" table:number-columns-spanned="1" table:number-rows-spanned="18">
            <text:p>Word not recognised</text:p>
          </table:table-cell>
          <table:table-cell office:value-type="string" calcext:value-type="string" table:number-columns-spanned="1" table:number-rows-spanned="18">
            <text:p>Given: Speech recognition is ON</text:p>
            <text:p>When: The user says a random word</text:p>
            <text:p>Then: The Robot says it doesn’t recognise the words said</text:p>
            <text:p/>
            <text:p/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 table:number-columns-spanned="1" table:number-rows-spanned="18">
            <text:p>When the Speech rec is on, say a nonsense word</text:p>
          </table:table-cell>
          <table:table-cell office:value-type="string" calcext:value-type="string" table:number-columns-spanned="1" table:number-rows-spanned="18">
            <text:p>The robot should tell you it doesn’t recognise the word and to please try again.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table:style-name="Default" table:number-columns-repeated="6"/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table-cell table:style-name="Default" table:number-columns-repeated="6"/>
          <table:covered-table-cell table:number-columns-repeated="3"/>
        </table:table-row>
        <table:table-row table:style-name="ro1">
          <table:table-cell table:style-name="Default" table:number-columns-repeated="6"/>
          <table:covered-table-cell table:number-columns-repeated="3"/>
        </table:table-row>
        <table:table-row table:style-name="ro1">
          <table:table-cell table:style-name="Default" table:number-columns-repeated="6"/>
          <table:covered-table-cell table:number-columns-repeated="3"/>
        </table:table-row>
        <table:table-row table:style-name="ro1">
          <table:table-cell table:style-name="Default" table:number-columns-repeated="6"/>
          <table:covered-table-cell table:number-columns-repeated="3"/>
        </table:table-row>
        <table:table-row table:style-name="ro1">
          <table:table-cell table:style-name="Default" table:number-columns-repeated="6"/>
          <table:covered-table-cell table:number-columns-repeated="3"/>
        </table:table-row>
        <table:table-row table:style-name="ro1">
          <table:table-cell table:style-name="Default" table:number-columns-repeated="6"/>
          <table:covered-table-cell table:number-columns-repeated="3"/>
        </table:table-row>
        <table:table-row table:style-name="ro1">
          <table:table-cell table:style-name="Default" table:number-columns-repeated="6"/>
          <table:covered-table-cell table:number-columns-repeated="3"/>
        </table:table-row>
        <table:table-row table:style-name="ro1">
          <table:table-cell table:style-name="Default" table:number-columns-repeated="6"/>
          <table:covered-table-cell table:number-columns-repeated="3"/>
        </table:table-row>
        <table:table-row table:style-name="ro1">
          <table:table-cell table:style-name="Default" table:number-columns-repeated="6"/>
          <table:covered-table-cell table:number-columns-repeated="3"/>
        </table:table-row>
        <table:table-row table:style-name="ro1">
          <table:table-cell table:style-name="Default" table:number-columns-repeated="6"/>
          <table:covered-table-cell table:number-columns-repeated="3"/>
        </table:table-row>
        <table:table-row table:style-name="ro1">
          <table:table-cell table:style-name="Default" table:number-columns-repeated="6"/>
          <table:covered-table-cell table:number-columns-repeated="3"/>
        </table:table-row>
        <table:table-row table:style-name="ro1">
          <table:table-cell table:style-name="Default" table:number-columns-repeated="6"/>
          <table:covered-table-cell table:number-columns-repeated="3"/>
        </table:table-row>
        <table:table-row table:style-name="ro1">
          <table:table-cell table:style-name="Default" table:number-columns-repeated="6"/>
          <table:covered-table-cell table:number-columns-repeated="3"/>
        </table:table-row>
        <table:table-row table:style-name="ro1">
          <table:table-cell table:style-name="Default" table:number-columns-repeated="6"/>
          <table:covered-table-cell table:number-columns-repeated="3"/>
        </table:table-row>
        <table:table-row table:style-name="ro1">
          <table:table-cell table:style-name="Default" table:number-columns-repeated="6"/>
          <table:covered-table-cell table:number-columns-repeated="3"/>
        </table:table-row>
        <table:table-row table:style-name="ro1">
          <table:table-cell table:style-name="Default" table:number-columns-repeated="6"/>
          <table:covered-table-cell table:number-columns-repeated="3"/>
        </table:table-row>
        <table:table-row table:style-name="ro1">
          <table:table-cell table:style-name="Default" table:number-columns-repeated="6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09:21:47.062306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9:11:25.008952317</meta:creation-date>
    <dc:date>2018-10-29T10:32:51.275894640</dc:date>
    <meta:editing-duration>PT43M36S</meta:editing-duration>
    <meta:editing-cycles>9</meta:editing-cycles>
    <meta:generator>LibreOffice/6.0.6.2$Linux_X86_64 LibreOffice_project/00m0$Build-2</meta:generator>
    <meta:document-statistic meta:table-count="1" meta:cell-count="90" meta:object-count="0"/>
  </office:meta>
</office:document-meta>
</file>